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margin-left="1.245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AWS API Gateway How-To</text:span></text:p>
            <text:p><text:span text:style-name="T1"/></text:p>
            <text:p><text:span text:style-name="T2">10/28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oal of this is to create a functioning API with AWS API Gateway</text:p>
              </text:list-item>
              <text:list-item>
                <text:p>More involved than previous session, touching on more of AWS</text:p>
              </text:list-item>
              <text:list-item>
                <text:p>AWS Components:</text:p>
              </text:list-item>
            </text:list>
            <text:list text:style-name="L3">
              <text:list-item>
                <text:p text:style-name="P3"><text:s/>IAM </text:p>
              </text:list-item>
              <text:list-item>
                <text:p text:style-name="P3"><text:s/>DynamoDB</text:p>
              </text:list-item>
              <text:list-item>
                <text:p text:style-name="P3"><text:s/>Lambda</text:p>
              </text:list-item>
              <text:list-item>
                <text:p text:style-name="P3"><text:s/>API Gateway</text:p>
              </text:list-item>
            </text:list>
            <text:list text:style-name="L4">
              <text:list-item>
                <text:p text:style-name="P4">Note: names are import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: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IAM &gt; Roles</text:p>
              </text:list-item>
              <text:list-item>
                <text:p>Create a role called <text:span text:style-name="T3">lambda_basic_execution</text:span></text:p>
              </text:list-item>
              <text:list-item>
                <text:p>Role Type (trusted service) is API Gateway, we’ll add Lambda later</text:p>
              </text:list-item>
              <text:list-item>
                <text:p>Add <text:span text:style-name="T3">lambda.amazonaws.com</text:span> to trusted services</text:p>
              </text:list-item>
              <text:list-item>
                <text:p>Attach manages policies; <text:span text:style-name="T3">AmazonDynamoDBFullAccess</text:span> and <text:span text:style-name="T3">AWSLambdaExecute</text:span></text:p>
              </text:list-item>
              <text:list-item>
                <text:p><text:span text:style-name="T4">Note this is not an IAM dem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I: Dynam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DynamoDB press <text:span text:style-name="T3">Create Table</text:span></text:p>
              </text:list-item>
              <text:list-item>
                <text:p>Call the table <text:span text:style-name="T3">urly</text:span></text:p>
              </text:list-item>
              <text:list-item>
                <text:p>Make the Primary key <text:span text:style-name="T3">url_name</text:span></text:p>
              </text:list-item>
              <text:list-item>
                <text:p>Smash <text:span text:style-name="T3">Create</text:span> but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II: Lamb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vigate to Lambda</text:p>
              </text:list-item>
              <text:list-item>
                <text:p>Get the code for shorty.py in your cut-n-paste buffer: <text:a xlink:href="http://tinyurl.com/shortypy" xlink:type="simple">http://tinyurl.com/shortypy</text:a></text:p>
              </text:list-item>
              <text:list-item>
                <text:p>Create a new blank Lambda function with no triggers</text:p>
              </text:list-item>
              <text:list-item>
                <text:p text:style-name="P3">Name: shorty</text:p>
              </text:list-item>
              <text:list-item>
                <text:p text:style-name="P3">Runtime: Python 2.7</text:p>
              </text:list-item>
              <text:list-item>
                <text:p text:style-name="P3">Dump the code in your buffer into the code box</text:p>
              </text:list-item>
              <text:list-item>
                <text:p text:style-name="P3">Handler: lambda_function.request_handler</text:p>
              </text:list-item>
              <text:list-item>
                <text:p text:style-name="P3">Existing role: lambda_basic_execution</text:p>
              </text:list-item>
              <text:list-item>
                <text:p text:style-name="P3">Next &gt; Creat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0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 fun begins! If I go too fast launch something at me!</text:p>
              </text:list-item>
              <text:list-item>
                <text:p>Navigate to API Gateway and Get Started</text:p>
              </text:list-item>
              <text:list-item>
                <text:p>Create a new API called <text:span text:style-name="T3">urly</text:span></text:p>
              </text:list-item>
              <text:list-item>
                <text:p>Create a resource called <text:span text:style-name="T3">url</text:span> and Enable API Gateway CORS</text:p>
              </text:list-item>
              <text:list-item>
                <text:p>Now select the OPTIONS method and we can look at the life cycle of a request before we continue. </text:p>
              </text:list-item>
              <text:list-item>
                <text:p>Request life cycle: Method Request &gt; Integration Request &gt; Work(our lambda) &gt; Integration Response &gt; Method Respo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1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ing the <text:span text:style-name="T3">url</text:span> resource</text:p>
              </text:list-item>
              <text:list-item>
                <text:p>Now click on the <text:span text:style-name="T3">url</text:span> resource and use Actions to create a method (POST) hint: check the check mark</text:p>
              </text:list-item>
              <text:list-item>
                <text:p>Integration type: Lambda Function</text:p>
              </text:list-item>
              <text:list-item>
                <text:p>Lambda Region: e.g. us-west-2</text:p>
              </text:list-item>
              <text:list-item>
                <text:p>Lambda Function: shorty</text:p>
              </text:list-item>
              <text:list-item>
                <text:p>Strike Save and let it add the permission to allow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2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the model for a url</text:p>
              </text:list-item>
              <text:list-item>
                <text:p>Click models &gt; Create</text:p>
              </text:list-item>
              <text:list-item>
                <text:p>Load the JSON schema from <text:a xlink:href="http://tinyurl.com/zdfmpwu" xlink:type="simple">http://tinyurl.com/zdfmpwu</text:a> into your cut-n-paste buffer</text:p>
              </text:list-item>
              <text:list-item>
                <text:p>Drop the schema into the box</text:p>
              </text:list-item>
              <text:list-item>
                <text:p>Model name: urlthing</text:p>
              </text:list-item>
              <text:list-item>
                <text:p>Content type: application/json</text:p>
              </text:list-item>
              <text:list-item>
                <text:p>Punch Creat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3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Method Request</text:p>
              </text:list-item>
              <text:list-item>
                <text:p>This one is simple just leave everything as it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 IV [4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Integration Request</text:p>
              </text:list-item>
              <text:list-item>
                <text:p>Activate “When there are no templates defined (recommended)”</text:p>
              </text:list-item>
              <text:list-item>
                <text:p>Add a mapping template application/json</text:p>
              </text:list-item>
              <text:list-item>
                <text:p>Save some time by generating a template from urlthing</text:p>
              </text:list-item>
              <text:list-item>
                <text:p>Set action to POST</text:p>
              </text:list-item>
              <text:list-item>
                <text:p>Set url_name to $inputRoot.url_name</text:p>
              </text:list-item>
              <text:list-item>
                <text:p>Set url to $inputRoot.url</text:p>
              </text:list-item>
              <text:list-item>
                <text:p>Strike Save</text:p>
              </text:list-item>
              <text:list-item>
                <text:p>If you care the template engine used above is http://velocity.apache.org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5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Method Response</text:p>
              </text:list-item>
              <text:list-item>
                <text:p>We need to indicate we are going to send back the HTTP header Access-Control-Allow-Origin, remember to check the check mark</text:p>
              </text:list-item>
              <text:list-item>
                <text:p>For Response Model we will just send back the JSON the Lambda gener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6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ing the Integration Response</text:p>
              </text:list-item>
              <text:list-item>
                <text:p>We need to map a value we are going to send back in the Access-Control-Allow-Origin header: '*' <text:s/>again checking the check mark</text:p>
              </text:list-item>
              <text:list-item>
                <text:p>We leave the Body Mapping Templates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7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loy the API</text:p>
              </text:list-item>
              <text:list-item>
                <text:p>Pull down Action &gt; Deploy API</text:p>
              </text:list-item>
              <text:list-item>
                <text:p>Deployment Stage: create a new one or select one. I call mine v0</text:p>
              </text:list-item>
              <text:list-item>
                <text:p>Now the API is out in the magical clou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8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the API</text:p>
              </text:list-item>
              <text:list-item>
                <text:p>In the Stages page click around until you find a url to which we can POST something</text:p>
              </text:list-item>
              <text:list-item>
                <text:p>Copy that url into your cut-n-paste buffer</text:p>
              </text:list-item>
              <text:list-item>
                <text:p>Visit <text:a xlink:href="http://static.mknote.us/url" xlink:type="simple">http://static.mknote.us/url</text:a> and paste your url into the API endpoint, populate URL and URL Name</text:p>
              </text:list-item>
              <text:list-item>
                <text:p>Press Record URL</text:p>
              </text:list-item>
              <text:list-item>
                <text:p>Message good is good, bad is bad and no message is terrible</text:p>
              </text:list-item>
              <text:list-item>
                <text:p>That maybe enough for today or we can continue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0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 child resource of url called {url_name}</text:p>
              </text:list-item>
              <text:list-item>
                <text:p text:style-name="P3">This is a path parameter</text:p>
              </text:list-item>
              <text:list-item>
                <text:p text:style-name="P3">UI is busted so fix the Resource Path to be {url_name}</text:p>
              </text:list-item>
              <text:list-item>
                <text:p text:style-name="P4">No need to do the CORS thing since the only verb we will use is G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1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GET on our {<text:span text:style-name="T3">url_name}</text:span> resource</text:p>
              </text:list-item>
              <text:list-item>
                <text:p>Create a GET method on the new child resource</text:p>
              </text:list-item>
              <text:list-item>
                <text:p>Integration type: Lambda</text:p>
              </text:list-item>
              <text:list-item>
                <text:p>Lambda Region: e.g. us-west-2</text:p>
              </text:list-item>
              <text:list-item>
                <text:p>Lambda Function: shorty (note shorty is happily serving more than one end-point)</text:p>
              </text:list-item>
              <text:list-item>
                <text:p>Depress the Save button and give API Gateway the permission to execute shorty, ag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2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ine the Method Request on our resource</text:p>
              </text:list-item>
              <text:list-item>
                <text:p>Note that we have a new item on the Method Request page, Request Paths</text:p>
              </text:list-item>
              <text:list-item>
                <text:p>As before we don't need to change anything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3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the Integration Request on our resource</text:p>
              </text:list-item>
              <text:list-item>
                <text:p>Activate “When there are no templates defined (recommended)”</text:p>
              </text:list-item>
              <text:list-item>
                <text:p>Add mapping template for Content-Type application/json</text:p>
              </text:list-item>
              <text:list-item>
                <text:p>Generate from the urlthing model</text:p>
              </text:list-item>
              <text:list-item>
                <text:p>Set action to GET</text:p>
              </text:list-item>
              <text:list-item>
                <text:p>Set url_name to $input.params('url_name')</text:p>
              </text:list-item>
              <text:list-item>
                <text:p>Remove the url element since that is what we are GETing</text:p>
              </text:list-item>
              <text:list-item>
                <text:p>Mash on the Save butt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4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the Method Response on our resource</text:p>
              </text:list-item>
              <text:list-item>
                <text:p>Remember when I complain about AWS console being terrible? Behold what I am talking about in this step.</text:p>
              </text:list-item>
              <text:list-item>
                <text:p>Delete the 200 response</text:p>
              </text:list-item>
              <text:list-item>
                <text:p>Add 302</text:p>
              </text:list-item>
              <text:list-item>
                <text:p>Indicate we are sending back a Location hea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5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the Integration Response on our resource</text:p>
              </text:list-item>
              <text:list-item>
                <text:p>Delete the 200 response with the (x)</text:p>
              </text:list-item>
              <text:list-item>
                <text:p>Add 302</text:p>
              </text:list-item>
              <text:list-item>
                <text:p>Add a Header Mapping for Location, integration.response.body.location</text:p>
              </text:list-item>
              <text:list-item>
                <text:p>We can look back at Lambda shorty and note that the read_entry() function returns a dict with the location element</text:p>
              </text:list-item>
              <text:list-item>
                <text:p>Note when we back out of the Integration Response the Method Response doesn't know about 302 yet, just refresh the pag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V [6]: Another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loy and test</text:p>
              </text:list-item>
              <text:list-item>
                <text:p>Deploy the API with the stage created/used earlier</text:p>
              </text:list-item>
              <text:list-item>
                <text:p>Take note of the GET url, copy it into a browser and add your url_name from the first test</text:p>
              </text:list-item>
              <text:list-item>
                <text:p>You should be redirected to the URL that was associated with the url_name</text:p>
              </text:list-item>
              <text:list-item>
                <text:p>Questions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28T07:30:58.476942000</dc:date>
    <meta:editing-duration>PT2H37M51S</meta:editing-duration>
    <meta:editing-cycles>37</meta:editing-cycles>
    <meta:generator>LibreOffice/5.0.2.2$MacOSX_X86_64 LibreOffice_project/37b43f919e4de5eeaca9b9755ed688758a8251fe</meta:generator>
    <meta:document-statistic meta:object-count="105"/>
  </office:meta>
</office:document-meta>
</file>